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713cm"/>
    </style:style>
    <style:style style:name="Tabelle1.B" style:family="table-column">
      <style:table-column-properties style:column-width="7.978cm"/>
    </style:style>
    <style:style style:name="Tabelle1.C" style:family="table-column">
      <style:table-column-properties style:column-width="8.30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7pt" style:font-size-asian="7pt" style:font-size-complex="7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gen:</text:p>
      <text:p text:style-name="P1">Angriff:</text:p>
      <text:p text:style-name="Standard">Wie frei ist das Anim Cancelling?</text:p>
      <text:p text:style-name="Standard">Snapping mit auto targeting?</text:p>
      <text:p text:style-name="P3">Wo treffe ich? (Macht die Spitze mehr schaden als der Rest des Schwerts?</text:p>
      <text:p text:style-name="Standard">Jeder Move soll eine bestimmte Funktion erfüllen ohne zu sehr mit anderen zu überlappen.</text:p>
      <text:p text:style-name="Standard">Simple vs complex combos: „schlag auf Treffer für Bonusschaden oder richtige <text:s/>Button/Schlagabfolge für besondere Combo</text:p>
      <text:p text:style-name="Standard"/>
      <text:p text:style-name="P1">Verteidigung:</text:p>
      <text:p text:style-name="P2">Blocken, Blockbreaker</text:p>
      <text:p text:style-name="P2">Parry! Counterangriffe</text:p>
      <text:p text:style-name="P2"/>
      <text:p text:style-name="P2">Licht Drops </text:p>
      <text:p text:style-name="Standard"/>
      <text:p text:style-name="P1">Player Skills</text:p>
      <text:list xml:id="list2309954349419950029" text:style-name="L1">
        <text:list-item>
          <text:p text:style-name="P8">close combat (doom + hyperlight drifter bringt einen aggressiven Spielstil durch Health Pickups und so wenn man Gegner im Nahkampf besiegt.</text:p>
        </text:list-item>
      </text:list>
      <text:p text:style-name="Standard">Standard</text:p>
      <text:list xml:id="list36424468" text:continue-numbering="true" text:style-name="L1">
        <text:list-item>
          <text:p text:style-name="P8">Klettern</text:p>
        </text:list-item>
        <text:list-item>
          <text:p text:style-name="P8">Ausweichen</text:p>
        </text:list-item>
        <text:list-item>
          <text:p text:style-name="P8">Parry</text:p>
        </text:list-item>
      </text:list>
      <text:p text:style-name="Standard"/>
      <text:p text:style-name="Standard">Licht</text:p>
      <text:list xml:id="list36409376" text:continue-numbering="true" text:style-name="L1">
        <text:list-item>
          <text:p text:style-name="P8">Heilung over Time durch konsumieren der Lichtenergie (automatisch/aktiv für schnellen Burst Heal)</text:p>
        </text:list-item>
        <text:list-item>
          <text:p text:style-name="P8">AOE größere Reichweite, Halbkreis vor dir, voller Kreis mit Spin Animation, Schwert in den Boden rammen → Lichtstrahlen die davon weggehen, </text:p>
        </text:list-item>
        <text:list-item>
          <text:p text:style-name="P8">Lichtgestalt als Ulti für Lichtform (mehr Schaden, deutlich schnellerer Angriff, Zeit verlangsamen) </text:p>
        </text:list-item>
        <text:list-item>
          <text:p text:style-name="P8">Granate: Lichtschaden /Lockfunktion</text:p>
        </text:list-item>
      </text:list>
      <text:p text:style-name="Standard"/>
      <text:p text:style-name="Standard">Schatten:</text:p>
      <text:list xml:id="list36421633" text:continue-numbering="true" text:style-name="L1">
        <text:list-item>
          <text:p text:style-name="P8">Schattenwolke für Kampf (erhöht ausweichrate)</text:p>
        </text:list-item>
        <text:list-item>
          <text:p text:style-name="P8">Schattenwolke um Kopf von Gegner um kurzzeitig blind zu machen.</text:p>
        </text:list-item>
        <text:list-item>
          <text:p text:style-name="P8">Granate: Schattenwolke/ Lockfunktion</text:p>
        </text:list-item>
        <text:list-item>
          <text:p text:style-name="P8">Teleport (shadowstep)</text:p>
        </text:list-item>
        <text:list-item>
          <text:p text:style-name="P8">Decoy Schattengestalt vorschicken</text:p>
        </text:list-item>
        <text:list-item>
          <text:p text:style-name="P8">Eigene Schattengestalt mit Timer bzw frisst Schattenenergie → <text:s/>als „Ulti“ für Schattenform (nahezu) unsichtbar, durch Gegegenstände phasen.</text:p>
        </text:list-item>
      </text:list>
      <text:p text:style-name="Standard"/>
      <text:p text:style-name="Standard"/>
      <text:p text:style-name="P1"><text:tab/>Cool aber nice to have:</text:p>
      <text:list xml:id="list36430530" text:continue-numbering="true" text:style-name="L1">
        <text:list-item>
          <text:p text:style-name="P8">Hellblade mäßiges übernehmen durch den Parasiten (Auswirkungen: Halluzinationen visuell+auditiv, </text:p>
        </text:list-item>
      </text:list>
      <text:p text:style-name="Standard"/>
      <text:p text:style-name="P1">KI Skills</text:p>
      <text:p text:style-name="P2">Gegner:</text:p>
      <text:list xml:id="list4418616357996770907" text:style-name="L2">
        <text:list-item>
          <text:p text:style-name="P5">Statuseffekte: (z.B. Rüstung verringern, verlangsamen, Blutung, DOT)</text:p>
        </text:list-item>
        <text:list-item>
          <text:p text:style-name="P5">„Egel“ die Licht absaugen/verringern z.B. wenn man zu lange in Tarnung verbringt.</text:p>
        </text:list-item>
        <text:list-item>
          <text:p text:style-name="P5">Sicht Einschränkung (Schnodder auf der Kamera)</text:p>
        </text:list-item>
        <text:list-item>
          <text:p text:style-name="P5"><text:soft-page-break/>Vogel alarmiert andere Gegner / Fliegt ins Gesicht (Quicktime Event?)</text:p>
        </text:list-item>
        <text:list-item>
          <text:p text:style-name="P5">Mehrere Variationen (Unterklassen) zu Gegnertypen + Champions</text:p>
        </text:list-item>
        <text:list-item>
          <text:p text:style-name="P5">EXPLOSIONEN <text:s/>IMMER! (oder halt nur bei Tod) </text:p>
        </text:list-item>
        <text:list-item>
          <text:p text:style-name="P5">channeling Fähigkeiten (Kanalisierende Fährigkeit die nur durch Kampf unterbrochen werden kann. Soll Spieler zum Gegnerwechsel/ Bewegung motivieren)</text:p>
        </text:list-item>
        <text:list-item>
          <text:p text:style-name="P5">Buff Charaktere <text:line-break/></text:p>
        </text:list-item>
        <text:list-item>
          <text:p text:style-name="P5">Gegner/Boss durch Tritt ins Licht schieben</text:p>
        </text:list-item>
        <text:list-item>
          <text:p text:style-name="P5">Schattenschild der nur im Licht zerstört wird</text:p>
        </text:list-item>
      </text:list>
      <text:p text:style-name="P2"/>
      <text:p text:style-name="P2"/>
      <text:p text:style-name="P1">Witcher 3 Kampfsystem</text:p>
      <text:p text:style-name="P9">iFrame bei Dodges und rolls</text:p>
      <text:p text:style-name="P9">Aber:keine iFrames nach: Angriff, Sign, Treffer durch Gegner, dodge kurz davor. <text:s text:c="3"/>Man muss Pause machen um die iFrames zu recovern.</text:p>
      <text:p text:style-name="P9">Nicht Dogebare Attacken.</text:p>
      <text:p text:style-name="P9">Alle Angriffe die Blockbar sind können Pariert werden. Die meisten Menschlichen Angriffe können Pariert werden (oder Humanoide/menschengroße Gegner) </text:p>
      <text:p text:style-name="P9">Beim start des Kampfs machen Gegner einen unblockbaren Angriff. Wenn du sie zu oft triffst erfolgt ein wütender Gegenangriff.</text:p>
      <text:p text:style-name="P2"><text:span text:style-name="T3">Wenn eine Einheit einer Gruppe angegriffen wird werden alle aggressiv</text:span></text:p>
      <text:p text:style-name="P2"/>
      <text:p text:style-name="P2">Schadensverursacher → Kommunikation ob Kombo erfolgreich oder gescheitert → Animation und Verhaltensreaktion</text:p>
      <text:p text:style-name="P2">Kombo in Array mit Enum/String zum Vergleich valide Arrays</text:p>
      <text:p text:style-name="P2"/>
      <text:p text:style-name="P2"/>
      <text:list xml:id="list6634494353912848448" text:style-name="L3">
        <text:list-item>
          <text:p text:style-name="P6">Heal (nur Lichtenergie) / Schild (Schatten? Blockt 1 Hit) <text:tab/><text:tab/>(Q)</text:p>
        </text:list-item>
        <text:list-item>
          <text:p text:style-name="P6">Lichtburst um Lichtenergie zu entfernen. ()<text:tab/><text:tab/><text:tab/><text:tab/>(T)</text:p>
        </text:list-item>
        <text:list-item>
          <text:p text:style-name="P6">Vllt geringe Anzahl an Lichtsplittern mit denen man den Lichtwert wieder erhöhen kann. Laden sich auf wenn man im Licht steht (1-4)</text:p>
        </text:list-item>
        <text:list-item>
          <text:p text:style-name="P6">Granate Schattenwolke um Gegner zu Blenden / </text:p>
        </text:list-item>
        <text:list-item>
          <text:p text:style-name="P6">Licht AOE Halbkreis voraus </text:p>
        </text:list-item>
      </text:list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ID</text:p>
            </table:table-cell>
            <table:table-cell table:style-name="Tabelle1.A1" office:value-type="string">
              <text:p text:style-name="Table_20_Heading">Licht</text:p>
            </table:table-cell>
            <table:table-cell table:style-name="Tabelle1.C1" office:value-type="string">
              <text:p text:style-name="Table_20_Heading">Dunkel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<text:span text:style-name="T2">Heal</text:span> (Heilung basierend auf verwendeter LE)</text:p>
          </table:table-cell>
          <table:table-cell table:style-name="Tabelle1.C2" office:value-type="string">
            <text:p text:style-name="Table_20_Contents"><text:span text:style-name="T2">Schild </text:span>(Blockt 1x Schaden egal wie hoch) CD/hohe Nutzungskosten</text:p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><text:span text:style-name="T2">Lichtburst</text:span> (verbraucht ganze LE, Lockt Gegner an basierend auf freigelassener LE.</text:p>
          </table:table-cell>
          <table:table-cell table:style-name="Tabelle1.C2" office:value-type="string">
            <text:p text:style-name="P10">Lichtsplitter<text:span text:style-name="T1"> (Ressource. LE Konserve. Wird durch Licht Drops/ Beleuchtung wiederhergestellt. <text:s text:c="3"/>( <text:s text:c="2"/></text:span>? <text:s text:c="2"/>)</text:p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><text:span text:style-name="T2">Lichtschlag</text:span> (AOE Halbkreis in Kamerarichtung Schaden und Taumeln.)</text:p>
          </table:table-cell>
          <table:table-cell table:style-name="Tabelle1.C2" office:value-type="string">
            <text:p text:style-name="P10">Blenden <text:span text:style-name="T1">(Hüllt den Kopf eines Gegners kurzzeitig in Schatten → Sieht und Hört nicht mehr, Taumelt/Stunnt) </text:span>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P10">Granate<text:span text:style-name="T1"> (?)</text:span></text:p>
          </table:table-cell>
          <table:table-cell table:style-name="Tabelle1.C2" office:value-type="string">
            <text:p text:style-name="P10">Teleport</text:p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><text:span text:style-name="T2">Lichtgestalt</text:span> (Ulti deutlich schnellerer und stärkerer Angriff oder Time Dilation bei Gegnern) Hellblade Spiegel ähnlich.</text:p>
            <text:p text:style-name="Table_20_Contents">Kostet LE pro Sekunde bis neutral.</text:p>
          </table:table-cell>
          <table:table-cell table:style-name="Tabelle1.C2" office:value-type="string">
            <text:p text:style-name="Table_20_Contents"><text:span text:style-name="T2">Schattengestalt</text:span> (Fast unsichtbar, Kann durch Wände Phasen, schnellere Bew.Geschw.) Kostet SE pro Sekunde, bis neutra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2T15:55:02.32</meta:creation-date>
    <dc:date>2019-10-05T16:21:53.74</dc:date>
    <meta:editing-duration>PT11H1M21S</meta:editing-duration>
    <meta:editing-cycles>21</meta:editing-cycles>
    <meta:generator>OpenOffice/4.1.6$Win32 OpenOffice.org_project/416m1$Build-9790</meta:generator>
    <meta:document-statistic meta:table-count="1" meta:image-count="0" meta:object-count="0" meta:page-count="2" meta:paragraph-count="76" meta:word-count="566" meta:character-count="3923"/>
  </office:meta>
</office:document-meta>
</file>